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gette" svg:font-family="Courgette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gette1" svg:font-family="Courgette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in" fo:margin-left="-0.0208in" fo:margin-top="0in" fo:margin-bottom="0in" table:align="left"/>
    </style:style>
    <style:style style:name="Table1.A" style:family="table-column">
      <style:table-column-properties style:column-width="2.2708in"/>
    </style:style>
    <style:style style:name="Table1.B" style:family="table-column">
      <style:table-column-properties style:column-width="1.1042in"/>
    </style:style>
    <style:style style:name="Table1.C" style:family="table-column">
      <style:table-column-properties style:column-width="0.5833in"/>
    </style:style>
    <style:style style:name="Table1.D" style:family="table-column">
      <style:table-column-properties style:column-width="2.0417in"/>
    </style:style>
    <style:style style:name="Table1.1" style:family="table-row">
      <style:table-row-properties style:min-row-height="0.2931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1.2" style:family="table-row">
      <style:table-row-properties style:min-row-height="0.0403in" fo:keep-together="auto"/>
    </style:style>
    <style:style style:name="Table1.3" style:family="table-row">
      <style:table-row-properties style:min-row-height="0.4368in" fo:keep-together="auto"/>
    </style:style>
    <style:style style:name="Table2" style:family="table">
      <style:table-properties style:width="5.9896in" fo:margin-left="-0.0132in" fo:margin-top="0in" fo:margin-bottom="0in" table:align="left"/>
    </style:style>
    <style:style style:name="Table2.A" style:family="table-column">
      <style:table-column-properties style:column-width="5.9896in"/>
    </style:style>
    <style:style style:name="Table2.1" style:family="table-row">
      <style:table-row-properties style:min-row-height="0.5431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1.3931in" fo:keep-together="auto"/>
    </style:style>
    <style:style style:name="Table3" style:family="table">
      <style:table-properties style:width="6.1875in" fo:margin-left="0in" fo:margin-top="0in" fo:margin-bottom="0in" table:align="left"/>
    </style:style>
    <style:style style:name="Table3.A" style:family="table-column">
      <style:table-column-properties style:column-width="6.187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line-height="100%"/>
      <style:text-properties style:font-name="Courgette" style:font-name-asian="Courgette1" style:font-name-complex="Courgette1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andard">
      <style:paragraph-properties fo:margin-left="-0.0075in" fo:margin-right="0in" fo:line-height="100%" fo:text-indent="0in" style:auto-text-indent="false"/>
    </style:style>
    <style:style style:name="P6" style:family="paragraph" style:parent-style-name="Standard">
      <style:paragraph-properties fo:margin-left="0.5043in" fo:margin-right="0in" fo:line-height="100%" fo:text-indent="0in" style:auto-text-indent="false"/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0.4957in"/>
        </style:tab-stops>
      </style:paragraph-properties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margin-left="0in" fo:margin-right="0in" fo:line-height="100%" fo:text-indent="0in" style:auto-text-indent="false"/>
    </style:style>
    <style:style style:name="P9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0.4957in"/>
        </style:tab-stops>
      </style:paragraph-properties>
    </style:style>
    <style:style style:name="P10" style:family="paragraph" style:parent-style-name="Standard">
      <style:paragraph-properties fo:margin-left="2.4957in" fo:margin-right="0in" fo:line-height="100%" fo:text-indent="0in" style:auto-text-indent="false">
        <style:tab-stops>
          <style:tab-stop style:position="0.4957in"/>
        </style:tab-stops>
      </style:paragraph-properties>
      <style:text-properties style:text-underline-style="solid" style:text-underline-width="auto" style:text-underline-color="font-color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fo:font-weight="bold" style:font-size-asian="12pt" style:font-weight-asian="bold" style:font-size-complex="12pt"/>
    </style:style>
    <style:style style:name="P12" style:family="paragraph" style:parent-style-name="Title" style:master-page-name="Standard">
      <style:paragraph-properties style:page-number="1"/>
    </style:style>
    <style:style style:name="T1" style:family="text">
      <style:text-properties fo:font-style="italic" style:font-style-asian="italic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weight="bold" style:font-weight-asian="bold"/>
    </style:style>
    <style:style style:name="T4" style:family="text">
      <style:text-properties style:font-name="Courgette" style:font-name-asian="Courgette1" style:font-name-complex="Courgette1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Thẻ CRC</text:span></text:p>
      <text:p text:style-name="P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<text:span text:style-name="T2">Mặt trước:</text:span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row table:style-name="Table1.1">
                <table:table-cell table:style-name="Table1.A1" office:value-type="string">
                  <text:p text:style-name="P3"><text:bookmark text:name="_gjdgxs"/><text:span text:style-name="T3">Tên lớp:</text:span> </text:p>
                </table:table-cell>
                <table:table-cell table:style-name="Table1.A1" table:number-columns-spanned="2" office:value-type="string">
                  <text:p text:style-name="P3"><text:span text:style-name="T3">ID:</text:span> </text:p>
                </table:table-cell>
                <table:covered-table-cell/>
                <table:table-cell table:style-name="Table1.A1" office:value-type="string">
                  <text:p text:style-name="P3"><text:span text:style-name="T3">Kiểu:</text:span> </text:p>
                </table:table-cell>
              </table:table-row>
              <table:table-row table:style-name="Table1.2">
                <table:table-cell table:style-name="Table1.A1" table:number-columns-spanned="3" office:value-type="string">
                  <text:p text:style-name="P3"><text:span text:style-name="T3">Mô tả:</text:span> </text:p>
                  <text:p text:style-name="P2"/>
                </table:table-cell>
                <table:covered-table-cell/>
                <table:covered-table-cell/>
                <table:table-cell table:style-name="Table1.A1" office:value-type="string">
                  <text:p text:style-name="P3"><text:span text:style-name="T3">Ca sử dụng liên quan:</text:span> </text:p>
                </table:table-cell>
              </table:table-row>
              <table:table-row table:style-name="Table1.3">
                <table:table-cell table:style-name="Table1.A1" table:number-columns-spanned="2" office:value-type="string">
                  <text:p text:style-name="P4"><text:span text:style-name="T6">Các trách nhiệm</text:span></text:p>
                  <text:p text:style-name="P5"><text:span text:style-name="T5">Trách nhiệm 1</text:span></text:p>
                  <text:p text:style-name="P6"/>
                  <text:p text:style-name="P6"/>
                </table:table-cell>
                <table:covered-table-cell/>
                <table:table-cell table:style-name="Table1.A1" table:number-columns-spanned="2" office:value-type="string">
                  <text:p text:style-name="P4"><text:span text:style-name="T6">Các đối tác</text:span></text:p>
                  <text:p text:style-name="P8"><text:span text:style-name="T5">Đối tác 1</text:span></text:p>
                  <text:p text:style-name="P3"><text:tab/></text:p>
                  <text:p text:style-name="P3"/>
                </table:table-cell>
                <table:covered-table-cell/>
              </table:table-row>
            </table:table>
            <text:p text:style-name="P3"/>
            <text:p text:style-name="P3"><text:span text:style-name="T2">Mặt sau:</text:span></text:p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3"><text:span text:style-name="T3">Các thuộc tính:</text:span></text:p>
                  <text:p text:style-name="P8"><text:s text:c="3"/><text:span text:style-name="T5">Thuộc tính 1</text:span></text:p>
                  <text:p text:style-name="P6"/>
                  <text:p text:style-name="P6"/>
                  <text:p text:style-name="P3"/>
                </table:table-cell>
              </table:table-row>
              <table:table-row table:style-name="Table2.2">
                <table:table-cell table:style-name="Table2.A1" office:value-type="string">
                  <text:p text:style-name="P3"><text:span text:style-name="T3">Các mối quan hệ</text:span>:</text:p>
                  <text:p text:style-name="P9"><text:s text:c="3"/><text:span text:style-name="T3">Khái quát hóa (thuộc loại):</text:span> <text:s text:c="2"/><text:span text:style-name="T5">Khái quát hóa 1, </text:span></text:p>
                  <text:p text:style-name="P7"/>
                  <text:p text:style-name="P9"><text:span text:style-name="T3"><text:s text:c="3"/>Tổng hợp (Có các phần):</text:span> <text:s text:c="5"/><text:span text:style-name="T5">Tổng hợp 1</text:span></text:p>
                  <text:p text:style-name="P7"/>
                  <text:p text:style-name="P9"><text:span text:style-name="T3"><text:s text:c="3"/>Các mối liên quan khác:</text:span> <text:s text:c="7"/><text:span text:style-name="T5">Khác 1</text:span></text:p>
                  <text:p text:style-name="P10"/>
                  <text:p text:style-name="P10"/>
                </table:table-cell>
              </table:table-row>
            </table:table>
            <text:p text:style-name="P11"/>
          </table:table-cell>
        </table:table-row>
      </table:table>
      <text:p text:style-name="P1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gette" svg:font-family="Courgette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gette1" svg:font-family="Courgette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335in" fo:margin-bottom="0.0417in" loext:contextual-spacing="false" fo:line-height="200%" fo:keep-with-next="always"/>
      <style:text-properties style:font-name="Arial" fo:font-family="Arial" style:font-family-generic="roman" style:font-pitch="variable" fo:font-size="12pt" fo:font-style="italic" fo:font-weight="bold" style:font-name-asian="Arial1" style:font-family-asian="Arial" style:font-family-generic-asian="system" style:font-pitch-asian="variable" style:font-size-asian="12pt" style:font-style-asian="italic" style:font-weight-asian="bold" style:font-name-complex="Arial1" style:font-family-complex="Arial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/>
      <style:text-properties fo:color="#4f81bd" style:font-name="Calibri" fo:font-family="Calibri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Calibri1" style:font-family-complex="Calibri" style:font-family-generic-complex="system" style:font-pitch-complex="variable" style:font-size-complex="20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16in" fo:margin-right="0.5244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1" meta:paragraph-count="20" meta:word-count="63" meta:character-count="301" meta:non-whitespace-character-count="222"/>
    <meta:generator>LibreOfficeDev/6.0.5.2$Linux_X86_64 LibreOffice_project/</meta:generator>
  </office:meta>
</office:document-meta>
</file>